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9c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fce5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 table:number-columns-spanned="16" table:number-rows-spanned="1">
            <text:p>Quadern del professor</text:p>
          </table:table-cell>
          <table:covered-table-cell table:number-columns-repeated="14" table:style-name="ce6"/>
          <table:covered-table-cell table:style-name="ce9"/>
          <table:table-cell table:style-name="ce14" table:number-columns-repeated="2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Alumnat</text:p>
          </table:table-cell>
          <table:covered-table-cell table:number-columns-repeated="2" table:style-name="ce6"/>
          <table:covered-table-cell table:style-name="ce9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6"/>
          <table:covered-table-cell table:style-name="ce9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6"/>
          <table:covered-table-cell table:style-name="ce9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6"/>
          <table:covered-table-cell table:style-name="ce9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9"/>
          <table:table-cell table:style-name="ce3" office:value-type="string" calcext:value-type="string" table:number-columns-spanned="1" table:number-rows-spanned="3">
            <text:p>Nota Final</text:p>
          </table:table-cell>
          <table:table-cell table:number-columns-repeated="16367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Cognoms</text:p>
          </table:table-cell>
          <table:covered-table-cell table:style-name="ce7"/>
          <table:table-cell table:style-name="ce3" office:value-type="string" calcext:value-type="string" table:number-columns-spanned="2" table:number-rows-spanned="2">
            <text:p>Nom</text:p>
          </table:table-cell>
          <table:covered-table-cell table:style-name="ce7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11"/>
          <table:table-cell table:number-columns-repeated="16367"/>
        </table:table-row>
        <table:table-row table:style-name="ro2">
          <table:table-cell/>
          <table:covered-table-cell table:style-name="ce4"/>
          <table:covered-table-cell table:style-name="ce8"/>
          <table:covered-table-cell table:style-name="ce4"/>
          <table:covered-table-cell table:style-name="ce8"/>
          <table:table-cell table:style-name="ce10" office:value-type="percentage" office:value="0.3" calcext:value-type="percentage" table:number-columns-spanned="3" table:number-rows-spanned="1">
            <text:p>30,00 %</text:p>
          </table:table-cell>
          <table:covered-table-cell table:style-name="ce6"/>
          <table:covered-table-cell table:style-name="ce9"/>
          <table:table-cell table:style-name="ce10" office:value-type="percentage" office:value="0.1" calcext:value-type="percentage" table:number-columns-spanned="3" table:number-rows-spanned="1">
            <text:p>10,00 %</text:p>
          </table:table-cell>
          <table:covered-table-cell table:style-name="ce6"/>
          <table:covered-table-cell table:style-name="ce9"/>
          <table:table-cell table:style-name="ce10" office:value-type="percentage" office:value="0.5" calcext:value-type="percentage" table:number-columns-spanned="3" table:number-rows-spanned="1">
            <text:p>50,00 %</text:p>
          </table:table-cell>
          <table:covered-table-cell table:style-name="ce6"/>
          <table:covered-table-cell table:style-name="ce9"/>
          <table:table-cell table:style-name="ce10" office:value-type="percentage" office:value="0.1" calcext:value-type="percentage" table:number-columns-spanned="2" table:number-rows-spanned="1">
            <text:p>10,00 %</text:p>
          </table:table-cell>
          <table:covered-table-cell table:style-name="ce9"/>
          <table:covered-table-cell table:style-name="ce12"/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Chiuariu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Sebastián</text:p>
          </table:table-cell>
          <table:covered-table-cell table:style-name="ce9"/>
          <table:table-cell table:style-name="ce5" office:value-type="float" office:value="9" calcext:value-type="float">
            <text:p>9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(([.F6]+[.G6]+[.H6])/3)*[.F5]+(([.I6]+[.J6]+[.K6])/3)*[.I5]+(([.L6]+[.M6]+[.N6])/3)*[.L5]+(([.O6]+[.P6])/2)*[.O5]" office:value-type="float" office:value="6.15" calcext:value-type="float">
            <text:p>6,15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Martínez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roa Pons</text:p>
          </table:table-cell>
          <table:covered-table-cell table:style-name="ce9"/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13" table:formula="of:=(([.F7]+[.G7]+[.H7])/3)*[.F5]+(([.I7]+[.J7]+[.K7])/3)*[.I5]+(([.L7]+[.M7]+[.N7])/3)*[.L5]+(([.O7]+[.P7])/2)*[.O5]" office:value-type="float" office:value="6.866666667" calcext:value-type="float">
            <text:p>6,87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Fajard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Jade</text:p>
          </table:table-cell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3" table:formula="of:=(([.F8]+[.G8]+[.H8])/3)*[.F5]+(([.I8]+[.J8]+[.K8])/3)*[.I5]+(([.L8]+[.M8]+[.N8])/3)*[.L5]+(([.O8]+[.P8])/2)*[.O5]" office:value-type="float" office:value="5.683333333" calcext:value-type="float">
            <text:p>5,68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Moya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ram </text:p>
          </table:table-cell>
          <table:covered-table-cell table:style-name="ce9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13" table:formula="of:=(([.F9]+[.G9]+[.H9])/3)*[.F5]+(([.I9]+[.J9]+[.K9])/3)*[.I5]+(([.L9]+[.M9]+[.N9])/3)*[.L5]+(([.O9]+[.P9])/2)*[.O5]" office:value-type="float" office:value="5.416666667" calcext:value-type="float">
            <text:p>5,42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Mascaró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Ainhoa</text:p>
          </table:table-cell>
          <table:covered-table-cell table:style-name="ce9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3" table:formula="of:=(([.F10]+[.G10]+[.H10])/3)*[.F5]+(([.I10]+[.J10]+[.K10])/3)*[.I5]+(([.L10]+[.M10]+[.N10])/3)*[.L5]+(([.O10]+[.P10])/2)*[.O5]" office:value-type="float" office:value="5.45" calcext:value-type="float">
            <text:p>5,45</text:p>
          </table:table-cell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2">
          <table:table-cell/>
          <table:table-cell table:style-name="ce5" table:number-columns-spanned="2" table:number-rows-spanned="1"/>
          <table:covered-table-cell table:style-name="ce9"/>
          <table:table-cell table:style-name="ce5" table:number-columns-spanned="2" table:number-rows-spanned="1"/>
          <table:covered-table-cell table:style-name="ce9"/>
          <table:table-cell table:style-name="ce5" table:number-columns-repeated="11"/>
          <table:table-cell table:style-name="ce13"/>
          <table:table-cell table:number-columns-repeated="16367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ll_20_1" style:display-name="PageStyle_Full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4" meta:object-count="0"/>
    <meta:generator>LibreOffice/7.4.2.3$Linux_X86_64 LibreOffice_project/40$Build-3</meta:generator>
  </office:meta>
</office:document-meta>
</file>